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29cm" fo:min-width="0.654cm"/>
    </style:style>
    <style:style style:name="gr2" style:family="graphic" style:parent-style-name="standard">
      <style:graphic-properties draw:textarea-horizontal-align="justify" draw:textarea-vertical-align="middle" draw:auto-grow-height="false" fo:min-height="0.129cm" fo:min-width="0.653cm"/>
    </style:style>
    <style:style style:name="gr3" style:family="graphic" style:parent-style-name="standard">
      <style:graphic-properties draw:textarea-horizontal-align="justify" draw:textarea-vertical-align="middle" draw:auto-grow-height="false" fo:min-height="0.13cm" fo:min-width="0.65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49cm" fo:min-width="0.39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9cm" fo:min-width="0.399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36cm" fo:min-width="0.242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0.636cm" fo:min-width="0.2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3cm" fo:min-width="0.6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1.5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42cm"/>
      <style:paragraph-properties style:writing-mode="lr-tb"/>
    </style:style>
    <style:style style:name="gr2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688cm"/>
      <style:paragraph-properties style:writing-mode="lr-tb"/>
    </style:style>
    <style:style style:name="P1" style:family="paragraph">
      <style:paragraph-properties fo:text-align="center"/>
      <style:text-properties fo:font-size="12pt" fo:language="en" fo:country="GB"/>
    </style:style>
    <style:style style:name="P2" style:family="paragraph">
      <style:paragraph-properties fo:text-align="center" style:writing-mode="lr-tb"/>
      <style:text-properties fo:font-size="12pt" fo:language="en" fo:country="GB"/>
    </style:style>
    <style:style style:name="P3" style:family="paragraph">
      <loext:graphic-properties draw:fill="none"/>
      <style:paragraph-properties fo:text-align="center"/>
      <style:text-properties fo:font-size="12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/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2pt" style:font-size-asian="18pt" style:font-size-complex="18pt"/>
    </style:style>
    <style:style style:name="P12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fo:language="en" fo:country="GB"/>
    </style:style>
    <style:style style:name="T2" style:family="text">
      <style:text-properties fo:font-size="12pt" fo:language="en" fo:country="GB" style:font-size-asian="18pt" style:font-size-complex="18pt"/>
    </style:style>
    <style:style style:name="T3" style:family="text">
      <style:text-properties style:text-position="-33% 58%" fo:font-size="12pt" fo:language="en" fo:country="GB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/>
    </style:style>
    <style:style style:name="T7" style:family="text">
      <style:text-properties style:text-position="-33% 58%" fo:font-size="12pt"/>
    </style:style>
    <style:style style:name="T8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54cm" svg:height="0.379cm" svg:x="3.641cm" svg:y="1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153cm" svg:height="0.379cm" svg:x="6.947cm" svg:y="1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154cm" svg:height="0.379cm" svg:x="3.641cm" svg:y="3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153cm" svg:height="0.379cm" svg:x="7.016cm" svg:y="3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153cm" svg:height="0.38cm" draw:transform="rotate (1.5707963267949) translate (5.753cm 3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.641cm" svg:y1="1.252cm" svg:x2="2.502cm" svg:y2="1.987cm" draw:start-shape="id1" draw:start-glue-point="3" draw:end-shape="id2" draw:end-glue-point="4" svg:d="M3641 1252h-1139v735" svg:viewBox="0 0 1140 736">
          <text:p/>
        </draw:connector>
        <draw:connector draw:style-name="gr4" draw:text-style-name="P1" draw:layer="layout" svg:x1="2.502cm" svg:y1="3.256cm" svg:x2="3.641cm" svg:y2="3.938cm" draw:start-shape="id2" draw:start-glue-point="8" draw:end-shape="id3" draw:end-glue-point="3" svg:d="M2502 3256v682h1139" svg:viewBox="0 0 1140 683">
          <text:p/>
        </draw:connector>
        <draw:connector draw:style-name="gr4" draw:text-style-name="P1" draw:layer="layout" svg:x1="9.075cm" svg:y1="5.954cm" svg:x2="5.936cm" svg:y2="6.257cm" draw:start-shape="id4" draw:start-glue-point="2" draw:end-shape="id5" draw:end-glue-point="6" svg:d="M9075 5954v804h-3139v-501" svg:viewBox="0 0 3140 805">
          <text:p/>
        </draw:connector>
        <draw:connector draw:style-name="gr4" draw:text-style-name="P1" draw:layer="layout" svg:x1="4.795cm" svg:y1="3.938cm" svg:x2="7.016cm" svg:y2="3.938cm" draw:start-shape="id3" draw:start-glue-point="1" draw:end-shape="id6" draw:end-glue-point="3" svg:d="M4795 3938h2221" svg:viewBox="0 0 2222 1">
          <text:p/>
        </draw:connector>
        <draw:connector draw:style-name="gr4" draw:text-style-name="P1" draw:layer="layout" svg:x1="5.943cm" svg:y1="3.14cm" svg:x2="7.016cm" svg:y2="3.938cm" draw:start-shape="id7" draw:start-glue-point="3" draw:end-shape="id6" draw:end-glue-point="3" svg:d="M5943 3140v798h1073" svg:viewBox="0 0 1074 799">
          <text:p/>
        </draw:connector>
        <draw:connector draw:style-name="gr4" draw:text-style-name="P1" draw:layer="layout" svg:x1="6.947cm" svg:y1="1.252cm" svg:x2="5.943cm" svg:y2="1.987cm" draw:start-shape="id8" draw:start-glue-point="3" draw:end-shape="id7" draw:end-glue-point="1" svg:d="M6947 1252h-1004v735" svg:viewBox="0 0 1005 736">
          <text:p/>
        </draw:connector>
        <draw:custom-shape draw:style-name="gr5" draw:text-style-name="P2" xml:id="id2" draw:id="id2" draw:layer="layout" svg:width="1.268cm" svg:height="1.269cm" svg:x="1.868cm" svg:y="1.98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1" draw:layer="layout" svg:width="1.269cm" svg:height="1.269cm" svg:x="8.441cm" svg:y="4.68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9.075cm" svg:y1="5.751cm" svg:x2="9.075cm" svg:y2="4.88cm">
            <text:p/>
          </draw:line>
        </draw:g>
        <draw:frame draw:style-name="gr8" draw:text-style-name="P4" draw:layer="layout" svg:width="1.128cm" svg:height="1.114cm" svg:x="1.048cm" svg:y="1.91cm">
          <draw:text-box>
            <text:p><text:span text:style-name="T2">V</text:span><text:span text:style-name="T3">a</text:span></text:p>
          </draw:text-box>
        </draw:frame>
        <draw:g xml:id="id9" draw:id="id9">
          <draw:custom-shape draw:style-name="gr9" draw:text-style-name="P1" draw:layer="layout" svg:width="1.482cm" svg:height="1.772cm" svg:x="8.325cm" svg:y="1.70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9.064cm" svg:y1="2.219cm" svg:x2="9.064cm" svg:y2="3.09cm">
            <text:p/>
          </draw:line>
        </draw:g>
        <draw:custom-shape draw:style-name="gr11" draw:text-style-name="P2" xml:id="id5" draw:id="id5" draw:layer="layout" svg:width="1.483cm" svg:height="1.772cm" svg:x="5.195cm" svg:y="4.48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3.168cm" svg:height="1.114cm" svg:x="5.776cm" svg:y="6.01cm">
          <draw:text-box>
            <text:p><text:span text:style-name="T4">V</text:span><text:span text:style-name="T5">c</text:span><text:span text:style-name="T4"> </text:span><text:span text:style-name="T4">= </text:span><text:span text:style-name="T4">K</text:span><text:span text:style-name="T5">c</text:span><text:span text:style-name="T4"> </text:span><text:span text:style-name="T4">I</text:span><text:span text:style-name="T5">c</text:span><text:span text:style-name="T1"> </text:span></text:p>
          </draw:text-box>
        </draw:frame>
        <draw:connector draw:style-name="gr4" draw:text-style-name="P6" draw:layer="layout" svg:x1="4.795cm" svg:y1="3.938cm" svg:x2="5.936cm" svg:y2="4.485cm" draw:start-shape="id3" draw:start-glue-point="1" draw:end-shape="id5" draw:end-glue-point="4" svg:d="M4795 3938h1141v547" svg:viewBox="0 0 1142 548">
          <text:p/>
        </draw:connector>
        <draw:connector draw:style-name="gr4" draw:text-style-name="P6" draw:layer="layout" svg:x1="4.795cm" svg:y1="1.252cm" svg:x2="5.943cm" svg:y2="1.987cm" draw:start-shape="id1" draw:start-glue-point="1" draw:end-shape="id7" draw:end-glue-point="1" svg:d="M4795 1252h1148v735" svg:viewBox="0 0 1149 736">
          <text:p/>
        </draw:connector>
        <draw:connector draw:style-name="gr4" draw:text-style-name="P6" draw:layer="layout" svg:x1="8.169cm" svg:y1="3.938cm" svg:x2="9.075cm" svg:y2="4.685cm" draw:start-shape="id6" draw:start-glue-point="1" draw:end-shape="id4" draw:end-glue-point="0" svg:d="M8169 3938h906v747" svg:viewBox="0 0 907 748">
          <text:p/>
        </draw:connector>
        <draw:connector draw:style-name="gr4" draw:text-style-name="P6" draw:layer="layout" svg:x1="8.1cm" svg:y1="1.252cm" svg:x2="9.066cm" svg:y2="1.704cm" draw:start-shape="id8" draw:start-glue-point="1" draw:end-shape="id9" draw:end-glue-point="0" svg:d="M8100 1252h966v452" svg:viewBox="0 0 967 453">
          <text:p/>
        </draw:connector>
        <draw:connector draw:style-name="gr4" draw:text-style-name="P6" draw:layer="layout" svg:x1="9.066cm" svg:y1="3.476cm" svg:x2="9.075cm" svg:y2="4.685cm" draw:start-shape="id9" draw:start-glue-point="2" draw:end-shape="id4" draw:end-glue-point="0" svg:d="M9066 3476v604h9v605" svg:viewBox="0 0 10 1210">
          <text:p/>
        </draw:connector>
        <draw:custom-shape draw:style-name="gr13" draw:text-style-name="P1" xml:id="id10" draw:id="id10" draw:layer="layout" svg:width="1.154cm" svg:height="0.38cm" svg:x="3.64cm" svg:y="6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1" draw:id="id11" draw:layer="layout" svg:width="1.154cm" svg:height="0.38cm" draw:transform="rotate (1.5707963267949) translate (2.309cm 5.8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794cm" svg:y1="6.762cm" svg:x2="5.936cm" svg:y2="6.257cm" draw:start-shape="id10" draw:start-glue-point="1" draw:end-shape="id5" draw:end-glue-point="6" svg:d="M4794 6762h1142v-505" svg:viewBox="0 0 1143 506">
          <text:p/>
        </draw:connector>
        <draw:connector draw:style-name="gr4" draw:text-style-name="P6" draw:layer="layout" svg:x1="2.499cm" svg:y1="4.741cm" svg:x2="3.641cm" svg:y2="3.938cm" draw:start-shape="id11" draw:start-glue-point="1" draw:end-shape="id3" draw:end-glue-point="3" svg:d="M2499 4741v-803h1142" svg:viewBox="0 0 1143 804">
          <text:p/>
        </draw:connector>
        <draw:connector draw:style-name="gr4" draw:text-style-name="P6" draw:layer="layout" svg:x1="2.499cm" svg:y1="5.895cm" svg:x2="3.64cm" svg:y2="6.762cm" draw:start-shape="id11" draw:start-glue-point="3" draw:end-shape="id10" draw:end-glue-point="3" svg:d="M2499 5895v867h1141" svg:viewBox="0 0 1142 868">
          <text:p/>
        </draw:connector>
        <draw:frame draw:style-name="gr14" draw:text-style-name="P7" draw:layer="layout" svg:width="1.162cm" svg:height="1.114cm" svg:x="3.878cm" svg:y="6.952cm">
          <draw:text-box>
            <text:p><text:span text:style-name="T6">R</text:span><text:span text:style-name="T7">7</text:span></text:p>
          </draw:text-box>
        </draw:frame>
        <draw:frame draw:style-name="gr14" draw:text-style-name="P7" draw:layer="layout" svg:width="1.162cm" svg:height="1.114cm" svg:x="7.232cm" svg:y="4.128cm">
          <draw:text-box>
            <text:p><text:span text:style-name="T6">R</text:span><text:span text:style-name="T7">5</text:span></text:p>
          </draw:text-box>
        </draw:frame>
        <draw:frame draw:style-name="gr15" draw:text-style-name="P7" draw:layer="layout" svg:width="1.031cm" svg:height="1.096cm" svg:x="3.846cm" svg:y="4.128cm">
          <draw:text-box>
            <text:p><text:span text:style-name="T6">R</text:span><text:span text:style-name="T7">4</text:span></text:p>
          </draw:text-box>
        </draw:frame>
        <draw:frame draw:style-name="gr14" draw:text-style-name="P7" draw:layer="layout" svg:width="1.162cm" svg:height="1.114cm" svg:x="6.015cm" svg:y="2.224cm">
          <draw:text-box>
            <text:p><text:span text:style-name="T6">R</text:span><text:span text:style-name="T7">3</text:span></text:p>
          </draw:text-box>
        </draw:frame>
        <draw:frame draw:style-name="gr14" draw:text-style-name="P7" draw:layer="layout" svg:width="1.162cm" svg:height="1.114cm" svg:x="7.167cm" svg:y="1.442cm">
          <draw:text-box>
            <text:p><text:span text:style-name="T6">R</text:span><text:span text:style-name="T7">2</text:span></text:p>
          </draw:text-box>
        </draw:frame>
        <draw:frame draw:style-name="gr14" draw:text-style-name="P7" draw:layer="layout" svg:width="1.162cm" svg:height="1.114cm" svg:x="0.814cm" svg:y="4.824cm">
          <draw:text-box>
            <text:p><text:span text:style-name="T6">R</text:span><text:span text:style-name="T7">6</text:span></text:p>
          </draw:text-box>
        </draw:frame>
        <draw:custom-shape draw:style-name="gr16" draw:text-style-name="P6" draw:layer="layout" svg:width="0.162cm" svg:height="0.178cm" svg:x="5.85cm" svg:y="3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161cm" svg:height="0.178cm" svg:x="8.95cm" svg:y="3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161cm" svg:height="0.177cm" svg:x="5.851cm" svg:y="6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161cm" svg:height="0.178cm" svg:x="5.851cm" svg:y="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128cm" svg:height="2.536cm" svg:x="4.977cm" svg:y="1.724cm">
          <draw:text-box>
            <text:p><text:span text:style-name="T6">+</text:span></text:p>
            <text:p><text:span text:style-name="T6">V</text:span><text:span text:style-name="T7">b</text:span></text:p>
            <text:p><text:span text:style-name="T6">-</text:span></text:p>
          </draw:text-box>
        </draw:frame>
        <draw:line draw:style-name="gr18" draw:text-style-name="P8" draw:layer="layout" svg:x1="2.943cm" svg:y1="4.741cm" svg:x2="2.943cm" svg:y2="6.041cm">
          <text:p/>
        </draw:line>
        <draw:frame draw:style-name="gr19" draw:text-style-name="P9" draw:layer="layout" svg:width="0.842cm" svg:height="1.825cm" svg:x="2.835cm" svg:y="4.913cm">
          <draw:text-box>
            <text:p><text:span text:style-name="T4">I</text:span><text:span text:style-name="T5">c</text:span></text:p>
          </draw:text-box>
        </draw:frame>
        <draw:frame draw:style-name="gr20" draw:text-style-name="P7" draw:layer="layout" svg:width="0.942cm" svg:height="0.826cm" svg:x="3.835cm" svg:y="1.324cm">
          <draw:text-box>
            <text:p><text:span text:style-name="T6">R</text:span><text:span text:style-name="T7">1</text:span></text:p>
          </draw:text-box>
        </draw:frame>
        <draw:g>
          <draw:line draw:style-name="gr21" draw:text-style-name="P10" draw:layer="layout" svg:x1="2.104cm" svg:y1="4.623cm" svg:x2="2.073cm" svg:y2="3.323cm">
            <text:p/>
          </draw:line>
          <draw:line draw:style-name="gr21" draw:text-style-name="P10" draw:layer="layout" svg:x1="2.108cm" svg:y1="4.624cm" svg:x2="2.077cm" svg:y2="3.324cm">
            <text:p/>
          </draw:line>
          <draw:line draw:style-name="gr21" draw:text-style-name="P10" draw:layer="layout" svg:x1="1.918cm" svg:y1="3.682cm" svg:x2="1.93cm" svg:y2="4.328cm">
            <text:p/>
          </draw:line>
          <draw:line draw:style-name="gr21" draw:text-style-name="P10" draw:layer="layout" svg:x1="1.776cm" svg:y1="3.86cm" svg:x2="1.782cm" svg:y2="4.17cm">
            <text:p/>
          </draw:line>
          <draw:line draw:style-name="gr21" draw:text-style-name="P10" draw:layer="layout" svg:x1="2.102cm" svg:y1="3.99cm" svg:x2="2.476cm" svg:y2="3.986cm">
            <text:p/>
          </draw:line>
        </draw:g>
        <draw:custom-shape draw:style-name="gr16" draw:text-style-name="P6" draw:layer="layout" svg:width="0.161cm" svg:height="0.178cm" svg:x="2.408cm" svg:y="3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128cm" svg:height="2.536cm" svg:x="4.977cm" svg:y="1.724cm">
          <draw:text-box>
            <text:p><text:span text:style-name="T6">+</text:span></text:p>
            <text:p><text:span text:style-name="T6">V</text:span><text:span text:style-name="T7">b</text:span></text:p>
            <text:p><text:span text:style-name="T6">-</text:span></text:p>
          </draw:text-box>
        </draw:frame>
        <draw:frame draw:style-name="gr22" draw:text-style-name="P12" draw:layer="layout" svg:width="2.333cm" svg:height="0.938cm" svg:x="0.385cm" svg:y="3.705cm">
          <draw:text-box>
            <text:p text:style-name="P11"><text:span text:style-name="T8">GN</text:span><text:span text:style-name="T8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16:57:52.620212800</dc:date>
    <meta:editing-duration>PT12M34S</meta:editing-duration>
    <meta:editing-cycles>3</meta:editing-cycles>
    <meta:generator>LibreOffice/6.4.6.2$Linux_X86_64 LibreOffice_project/40$Build-2</meta:generator>
    <meta:document-statistic meta:object-count="54"/>
  </office:meta>
</office:document-meta>
</file>